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FA000000196EE4D4B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Notepad-title">
      <style:graphic-properties fo:min-height="3.507cm"/>
    </style:style>
    <style:style style:name="pr2" style:family="presentation" style:parent-style-name="Notepad-subtitle">
      <style:graphic-properties draw:fill-color="#ffffff" fo:min-height="13.861cm"/>
    </style:style>
    <style:style style:name="pr3" style:family="presentation" style:parent-style-name="Notepad-notes">
      <style:graphic-properties draw:fill-color="#ffffff" fo:min-height="11.413cm"/>
    </style:style>
    <style:style style:name="pr4" style:family="presentation" style:parent-style-name="Notepad-subtitle">
      <style:graphic-properties draw:fill-color="#ffffff" draw:auto-grow-height="true" fo:min-height="17.955cm"/>
    </style:style>
    <style:style style:name="pr5" style:family="presentation" style:parent-style-name="Notepad-notes">
      <style:graphic-properties draw:fill-color="#ffffff" fo:min-height="11.162cm"/>
    </style:style>
    <style:style style:name="pr6" style:family="presentation" style:parent-style-name="Notepad-subtitle">
      <style:graphic-properties draw:fill-color="#ffffff" fo:min-height="17.955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tepad" presentation:presentation-page-layout-name="AL1T0">
        <office:forms form:automatic-focus="false" form:apply-design-mode="false"/>
        <draw:frame presentation:style-name="pr1" draw:layer="layout" svg:width="23.91cm" svg:height="3.507cm" svg:x="2.057cm" svg:y="1.743cm" presentation:class="title">
          <draw:text-box>
            <text:p>RFC 3205</text:p>
          </draw:text-box>
        </draw:frame>
        <draw:frame presentation:style-name="pr2" draw:text-style-name="P1" draw:layer="layout" svg:width="23.91cm" svg:height="13.861cm" svg:x="2.057cm" svg:y="5.838cm" presentation:class="subtitle">
          <draw:text-box>
            <text:p><text:span text:style-name="T1">Использование протокола HTTP, в качестве базового уровня для приложений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" presentation:class="page"/>
          <draw:frame presentation:style-name="pr3" draw:text-style-name="P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" draw:style-name="dp1" draw:master-page-name="Notepad" presentation:presentation-page-layout-name="AL1T0">
        <office:forms form:automatic-focus="false" form:apply-design-mode="false"/>
        <draw:frame presentation:style-name="pr1" draw:layer="layout" svg:width="23.91cm" svg:height="3.507cm" svg:x="2.057cm" svg:y="1.743cm" presentation:class="title">
          <draw:text-box>
            <text:p>Причины для использования</text:p>
          </draw:text-box>
        </draw:frame>
        <draw:frame presentation:style-name="pr2" draw:text-style-name="P1" draw:layer="layout" svg:width="23.91cm" svg:height="13.861cm" svg:x="2.057cm" svg:y="5.838cm" presentation:class="subtitle">
          <draw:text-box>
            <text:p><text:span text:style-name="T1">- знакомый и хорошо известный протокол</text:span><text:span text:style-name="T1"><text:line-break/></text:span><text:span text:style-name="T1"/></text:p>
            <text:p><text:span text:style-name="T1">- совместим с существующими браузерами</text:span><text:span text:style-name="T1"><text:line-break/></text:span><text:span text:style-name="T1"/></text:p>
            <text:p><text:span text:style-name="T1">- возможность реиспользования существующих клиентских и серверных библиотек</text:span></text:p>
            <text:p><text:span text:style-name="T1"/></text:p>
            <text:p><text:span text:style-name="T1">- удобно, если для проекта в любом случае необходимо использовать http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" presentation:class="page"/>
          <draw:frame presentation:style-name="pr3" draw:text-style-name="P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" draw:style-name="dp1" draw:master-page-name="Notepad" presentation:presentation-page-layout-name="AL1T0">
        <office:forms form:automatic-focus="false" form:apply-design-mode="false"/>
        <draw:frame presentation:style-name="pr1" draw:layer="layout" svg:width="23.91cm" svg:height="3.507cm" svg:x="2.057cm" svg:y="1.743cm" presentation:class="title">
          <draw:text-box>
            <text:p>Причины для использования</text:p>
          </draw:text-box>
        </draw:frame>
        <draw:frame presentation:style-name="pr2" draw:text-style-name="P1" draw:layer="layout" svg:width="23.91cm" svg:height="13.861cm" svg:x="2.057cm" svg:y="5.838cm" presentation:class="subtitle">
          <draw:text-box>
            <text:p><text:span text:style-name="T1">- скорость прототипирования сервера</text:span><text:span text:style-name="T1"><text:line-break/></text:span><text:span text:style-name="T1">(например cgi)</text:span></text:p>
            <text:p><text:span text:style-name="T1"/></text:p>
            <text:p><text:span text:style-name="T1">- возможность использования существующих механизмов безопасности</text:span><text:span text:style-name="T1"><text:line-break/></text:span><text:span text:style-name="T1">(HTTP digest auth, SSL, TLS)</text:span></text:p>
            <text:p><text:span text:style-name="T1"/></text:p>
            <text:p><text:span text:style-name="T1">- пропускается стандартными файерволами и/или прокси-серверами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3" presentation:class="page"/>
          <draw:frame presentation:style-name="pr3" draw:text-style-name="P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" draw:style-name="dp1" draw:master-page-name="Notepad" presentation:presentation-page-layout-name="AL2T32">
        <office:forms form:automatic-focus="false" form:apply-design-mode="false"/>
        <draw:frame presentation:style-name="pr4" draw:layer="layout" svg:width="23.91cm" svg:height="17.955cm" svg:x="2.057cm" svg:y="1.743cm" presentation:class="subtitle">
          <draw:text-box>
            <text:p>При проектировании своего собственного протокола поверх уже существующего, возникают вопрос о том, нужно ли вообще использовать существующий протокол?<text:line-break/>А если нужно, то каким образом?</text:p>
          </draw:text-box>
        </draw:frame>
        <presentation:notes draw:style-name="dp2">
          <draw:page-thumbnail draw:style-name="gr1" draw:layer="layout" svg:width="13.708cm" svg:height="10.281cm" svg:x="3.64cm" svg:y="2.853cm" draw:page-number="4" presentation:class="page"/>
          <draw:frame presentation:style-name="pr5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5" draw:style-name="dp1" draw:master-page-name="Notepad" presentation:presentation-page-layout-name="AL2T32">
        <office:forms form:automatic-focus="false" form:apply-design-mode="false"/>
        <draw:frame presentation:style-name="pr4" draw:text-style-name="P1" draw:layer="layout" svg:width="23.91cm" svg:height="17.955cm" svg:x="2.057cm" svg:y="1.743cm" presentation:class="subtitle" presentation:user-transformed="true">
          <draw:text-box>
            <text:p><text:span text:style-name="T1">1. Должно ли приложение использовать порт, отличный от 80?</text:span><text:span text:style-name="T1"><text:line-break/></text:span><text:span text:style-name="T1"/></text:p>
            <text:p><text:span text:style-name="T1">2. Должно ли приложение использовать стандартные методы (GET/POST etc.) или необходимо объявить свои собственные методы?</text:span><text:span text:style-name="T1"><text:line-break/></text:span><text:span text:style-name="T1"/></text:p>
            <text:p><text:span text:style-name="T1">3. Нужно ли приложению использовать стандартную схему (идентификатор протокола) “http:” или необходимо использовать свою?</text:span><text:span text:style-name="T1"><text:line-break/></text:span><text:span text:style-name="T1"/></text:p>
            <text:p><text:span text:style-name="T1">4. Есть ли необходимость в объявлении своих собственных типов MIME?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5" presentation:class="page"/>
          <draw:frame presentation:style-name="pr3" draw:text-style-name="P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" draw:style-name="dp1" draw:master-page-name="Notepad" presentation:presentation-page-layout-name="AL1T0">
        <office:forms form:automatic-focus="false" form:apply-design-mode="false"/>
        <draw:frame presentation:style-name="pr1" draw:layer="layout" svg:width="23.91cm" svg:height="5.158cm" svg:x="2.057cm" svg:y="0.918cm" presentation:class="title" presentation:user-transformed="true">
          <draw:text-box>
            <text:p>Проблемы выбора при проектировании протокола с использованием HTTP</text:p>
          </draw:text-box>
        </draw:frame>
        <draw:frame presentation:style-name="pr2" draw:text-style-name="P1" draw:layer="layout" svg:width="23.91cm" svg:height="13.861cm" svg:x="2.057cm" svg:y="5.838cm" presentation:class="subtitle">
          <draw:text-box>
            <text:p><text:span text:style-name="T1">Необходимо определить, может ли вообще HTTP протокол использоваться в качестве основы, а если может, то в каком объеме?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6" presentation:class="page"/>
          <draw:frame presentation:style-name="pr3" draw:text-style-name="P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7" draw:style-name="dp1" draw:master-page-name="Notepad" presentation:presentation-page-layout-name="AL1T0">
        <office:forms form:automatic-focus="false" form:apply-design-mode="false"/>
        <draw:frame presentation:style-name="pr1" draw:layer="layout" svg:width="23.91cm" svg:height="3.507cm" svg:x="2.057cm" svg:y="1.743cm" presentation:class="title">
          <draw:text-box>
            <text:p>1. Сложность (Complexity)</text:p>
          </draw:text-box>
        </draw:frame>
        <draw:frame presentation:style-name="pr2" draw:text-style-name="P1" draw:layer="layout" svg:width="23.91cm" svg:height="15.049cm" svg:x="2.057cm" svg:y="5.244cm" presentation:class="subtitle" presentation:user-transformed="true">
          <draw:text-box>
            <text:p><text:span text:style-name="T1">HTTP – простой протокол. Однако существуют расширения увеличивающие его сложность: поддержка постоянных соединений, байтовые диапазоны, согласовывание контента, поддержка кэширования и другие.</text:span></text:p>
            <text:p><text:span text:style-name="T1">Эти расширения удобны для WEB-приложений, но далеко не всегда требуются приложениям работающим поверх HTTP.</text:span></text:p>
            <text:p><text:span text:style-name="T1">Даже при использовании существующих библиотек для работы с HTTP, сложность взаимодействия может получится больше, чем при использовании своего протокола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7" presentation:class="page"/>
          <draw:frame presentation:style-name="pr3" draw:text-style-name="P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8" draw:style-name="dp1" draw:master-page-name="Notepad" presentation:presentation-page-layout-name="AL1T0">
        <office:forms form:automatic-focus="false" form:apply-design-mode="false"/>
        <draw:frame presentation:style-name="pr1" draw:layer="layout" svg:width="23.91cm" svg:height="3.507cm" svg:x="2.057cm" svg:y="1.743cm" presentation:class="title">
          <draw:text-box>
            <text:p>2. Избыточность (Overhead)</text:p>
          </draw:text-box>
        </draw:frame>
        <draw:frame presentation:style-name="pr2" draw:text-style-name="P1" draw:layer="layout" svg:width="23.91cm" svg:height="13.861cm" svg:x="2.057cm" svg:y="5.838cm" presentation:class="subtitle">
          <draw:text-box>
            <text:p><text:span text:style-name="T1">Использование TCP сессий и полей HTTP приводит к задержкам и избыточности при частой передаче данных небольшого размера.</text:span></text:p>
            <text:p><text:span text:style-name="T1"/></text:p>
            <text:p><text:span text:style-name="T1">С другой стороны, можно использовать постоянные соединения для передачи нескольких запросов/ответов HTTP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8" presentation:class="page"/>
          <draw:frame presentation:style-name="pr3" draw:text-style-name="P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9" draw:style-name="dp1" draw:master-page-name="Notepad" presentation:presentation-page-layout-name="AL1T0">
        <office:forms form:automatic-focus="false" form:apply-design-mode="false"/>
        <draw:frame presentation:style-name="pr1" draw:layer="layout" svg:width="23.91cm" svg:height="3.507cm" svg:x="2.057cm" svg:y="1.743cm" presentation:class="title">
          <draw:text-box>
            <text:p>3. Безопасность (Security)</text:p>
          </draw:text-box>
        </draw:frame>
        <draw:frame presentation:style-name="pr2" draw:text-style-name="P1" draw:layer="layout" svg:width="23.91cm" svg:height="13.861cm" svg:x="2.057cm" svg:y="5.838cm" presentation:class="subtitle">
          <draw:text-box>
            <text:p><text:span text:style-name="T1">Не для всех приложений может подойти схема с использованием digest-like аутентификации или TLS, поскольку для них существует множество ограничений.</text:span></text:p>
            <text:p><text:span text:style-name="T1"/></text:p>
            <text:p><text:span text:style-name="T1">Проблема basic/digest аутентификации — общие секретные данные. Подходит для небольших групп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9" presentation:class="page"/>
          <draw:frame presentation:style-name="pr3" draw:text-style-name="P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0" draw:style-name="dp1" draw:master-page-name="Notepad" presentation:presentation-page-layout-name="AL1T0">
        <office:forms form:automatic-focus="false" form:apply-design-mode="false"/>
        <draw:frame presentation:style-name="pr1" draw:layer="layout" svg:width="23.91cm" svg:height="3.507cm" svg:x="2.057cm" svg:y="1.743cm" presentation:class="title">
          <draw:text-box>
            <text:p>3. Безопасность (Security)</text:p>
          </draw:text-box>
        </draw:frame>
        <draw:frame presentation:style-name="pr2" draw:text-style-name="P1" draw:layer="layout" svg:width="23.91cm" svg:height="13.861cm" svg:x="2.057cm" svg:y="5.838cm" presentation:class="subtitle">
          <draw:text-box>
            <text:p text:style-name="P1"><text:span text:style-name="T1">Нет смысла использовать протокол HTTP только ради использования встроенных в фреймворк систем безопасности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0" presentation:class="page"/>
          <draw:frame presentation:style-name="pr3" draw:text-style-name="P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1" draw:style-name="dp1" draw:master-page-name="Notepad" presentation:presentation-page-layout-name="AL1T0">
        <office:forms form:automatic-focus="false" form:apply-design-mode="false"/>
        <draw:frame presentation:style-name="pr1" draw:layer="layout" svg:width="23.91cm" svg:height="3.507cm" svg:x="2.057cm" svg:y="1.743cm" presentation:class="title">
          <draw:text-box>
            <text:p>3. Безопасность (Security)</text:p>
          </draw:text-box>
        </draw:frame>
        <draw:frame presentation:style-name="pr2" draw:text-style-name="P1" draw:layer="layout" svg:width="23.91cm" svg:height="13.861cm" svg:x="2.057cm" svg:y="5.838cm" presentation:class="subtitle">
          <draw:text-box>
            <text:p text:style-name="P1"><text:span text:style-name="T1">SSL/TLS позволяют аутентифицировать обе стороны, однако есть проблема получения корневых и самоподписанных сертификатов.</text:span></text:p>
            <text:p text:style-name="P1"><text:span text:style-name="T1">Кроме того клиент не всегда может иметь возможность аутентификации.</text:span></text:p>
            <text:p text:style-name="P1"><text:span text:style-name="T1"/></text:p>
            <text:p text:style-name="P1"><text:span text:style-name="T1">Используемые по-умолчанию механизмы шифрования SSL/TLS, как правило слабы и, при использовании современного оборудования, расшифровываются за несколько дней или часов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1" presentation:class="page"/>
          <draw:frame presentation:style-name="pr3" draw:text-style-name="P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2" draw:style-name="dp1" draw:master-page-name="Notepad" presentation:presentation-page-layout-name="AL1T0">
        <office:forms form:automatic-focus="false" form:apply-design-mode="false"/>
        <draw:frame presentation:style-name="pr1" draw:layer="layout" svg:width="23.91cm" svg:height="3.507cm" svg:x="2.057cm" svg:y="1.743cm" presentation:class="title">
          <draw:text-box>
            <text:p>4. Совместимость с прокси, сетевыми экранами и NAT</text:p>
          </draw:text-box>
        </draw:frame>
        <draw:frame presentation:style-name="pr2" draw:text-style-name="P1" draw:layer="layout" svg:width="23.91cm" svg:height="13.861cm" svg:x="2.057cm" svg:y="5.838cm" presentation:class="subtitle">
          <draw:text-box>
            <text:p><text:span text:style-name="T1">Это одна из основных причин для использования HTTP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2" presentation:class="page"/>
          <draw:frame presentation:style-name="pr3" draw:text-style-name="P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3" draw:style-name="dp1" draw:master-page-name="Notepad" presentation:presentation-page-layout-name="AL1T0">
        <office:forms form:automatic-focus="false" form:apply-design-mode="false"/>
        <draw:frame presentation:style-name="pr1" draw:layer="layout" svg:width="23.91cm" svg:height="5.158cm" svg:x="2.057cm" svg:y="0.918cm" presentation:class="title" presentation:user-transformed="true">
          <draw:text-box>
            <text:p>5 вопросов на которые надо ответить, при решении использовать HTTP</text:p>
          </draw:text-box>
        </draw:frame>
        <draw:frame presentation:style-name="pr2" draw:text-style-name="P1" draw:layer="layout" svg:width="23.91cm" svg:height="13.861cm" svg:x="2.057cm" svg:y="5.838cm" presentation:class="subtitle">
          <draw:text-box>
            <text:p><text:span text:style-name="T1">1. Подходит ли HTTP в качестве подходящего транспорта для приложения?</text:span></text:p>
            <text:p><text:span text:style-name="T1"/></text:p>
          </draw:text-box>
        </draw:frame>
        <presentation:notes draw:style-name="dp2">
          <draw:page-thumbnail draw:style-name="gr1" draw:layer="layout" svg:width="13.708cm" svg:height="10.281cm" svg:x="3.64cm" svg:y="2.853cm" draw:page-number="13" presentation:class="page"/>
          <draw:frame presentation:style-name="pr3" draw:text-style-name="P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4" draw:style-name="dp1" draw:master-page-name="Notepad" presentation:presentation-page-layout-name="AL1T0">
        <office:forms form:automatic-focus="false" form:apply-design-mode="false"/>
        <draw:frame presentation:style-name="pr1" draw:layer="layout" svg:width="23.91cm" svg:height="5.158cm" svg:x="2.057cm" svg:y="0.918cm" presentation:class="title" presentation:user-transformed="true">
          <draw:text-box>
            <text:p>5 вопросов на которые надо ответить, при решении использовать HTTP</text:p>
          </draw:text-box>
        </draw:frame>
        <draw:frame presentation:style-name="pr2" draw:text-style-name="P1" draw:layer="layout" svg:width="23.91cm" svg:height="13.861cm" svg:x="2.057cm" svg:y="5.838cm" presentation:class="subtitle">
          <draw:text-box>
            <text:p text:style-name="P1"><text:span text:style-name="T1">2. Можно ли будет использовать новый протокол в браузерах без изменений?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4" presentation:class="page"/>
          <draw:frame presentation:style-name="pr3" draw:text-style-name="P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5" draw:style-name="dp1" draw:master-page-name="Notepad" presentation:presentation-page-layout-name="AL1T0">
        <office:forms form:automatic-focus="false" form:apply-design-mode="false"/>
        <draw:frame presentation:style-name="pr1" draw:layer="layout" svg:width="23.91cm" svg:height="5.158cm" svg:x="2.057cm" svg:y="0.918cm" presentation:class="title" presentation:user-transformed="true">
          <draw:text-box>
            <text:p>5 вопросов на которые надо ответить, при решении использовать HTTP</text:p>
          </draw:text-box>
        </draw:frame>
        <draw:frame presentation:style-name="pr2" draw:text-style-name="P1" draw:layer="layout" svg:width="23.91cm" svg:height="13.861cm" svg:x="2.057cm" svg:y="5.838cm" presentation:class="subtitle">
          <draw:text-box>
            <text:p text:style-name="P1"><text:span text:style-name="T1">3. Подходят ли существующие механизмы безопасности HTTP для приложения?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5" presentation:class="page"/>
          <draw:frame presentation:style-name="pr3" draw:text-style-name="P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6" draw:style-name="dp1" draw:master-page-name="Notepad" presentation:presentation-page-layout-name="AL1T0">
        <office:forms form:automatic-focus="false" form:apply-design-mode="false"/>
        <draw:frame presentation:style-name="pr1" draw:layer="layout" svg:width="23.91cm" svg:height="5.158cm" svg:x="2.057cm" svg:y="0.918cm" presentation:class="title" presentation:user-transformed="true">
          <draw:text-box>
            <text:p>5 вопросов на которые надо ответить, при решении использовать HTTP</text:p>
          </draw:text-box>
        </draw:frame>
        <draw:frame presentation:style-name="pr2" draw:text-style-name="P1" draw:layer="layout" svg:width="23.91cm" svg:height="13.861cm" svg:x="2.057cm" svg:y="5.838cm" presentation:class="subtitle">
          <draw:text-box>
            <text:p text:style-name="P1"><text:span text:style-name="T1">4. Подходит ли парадигма “теории ответных кодов” для <text:s/>вашего приложения?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6" presentation:class="page"/>
          <draw:frame presentation:style-name="pr3" draw:text-style-name="P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7" draw:style-name="dp1" draw:master-page-name="Notepad" presentation:presentation-page-layout-name="AL1T0">
        <office:forms form:automatic-focus="false" form:apply-design-mode="false"/>
        <draw:frame presentation:style-name="pr1" draw:layer="layout" svg:width="23.91cm" svg:height="5.158cm" svg:x="2.057cm" svg:y="0.918cm" presentation:class="title" presentation:user-transformed="true">
          <draw:text-box>
            <text:p>5 вопросов на которые надо ответить, при решении использовать HTTP</text:p>
          </draw:text-box>
        </draw:frame>
        <draw:frame presentation:style-name="pr2" draw:text-style-name="P1" draw:layer="layout" svg:width="23.91cm" svg:height="13.861cm" svg:x="2.057cm" svg:y="5.838cm" presentation:class="subtitle">
          <draw:text-box>
            <text:p text:style-name="P1"><text:span text:style-name="T1">5. Есть ли необходимость в использовании HTTP для сервера, вне зависимости от вашего приложения?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7" presentation:class="page"/>
          <draw:frame presentation:style-name="pr3" draw:text-style-name="P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8" draw:style-name="dp1" draw:master-page-name="Notepad" presentation:presentation-page-layout-name="AL1T0">
        <office:forms form:automatic-focus="false" form:apply-design-mode="false"/>
        <draw:frame presentation:style-name="pr1" draw:layer="layout" svg:width="26.5cm" svg:height="3.507cm" svg:x="1cm" svg:y="1.743cm" presentation:class="title" presentation:user-transformed="true">
          <draw:text-box>
            <text:p>Проблемы при использовании 80 порта</text:p>
          </draw:text-box>
        </draw:frame>
        <draw:frame presentation:style-name="pr2" draw:text-style-name="P1" draw:layer="layout" svg:width="23.91cm" svg:height="14.395cm" svg:x="2.057cm" svg:y="5.571cm" presentation:class="subtitle" presentation:user-transformed="true">
          <draw:text-box>
            <text:p><text:span text:style-name="T1">Необходимо использовать новый порт, если любое из этих условий подходит для вашего приложения:</text:span></text:p>
            <text:p><text:span text:style-name="T2">- “новый сервис” и классический http-сервер используют различные наборы данных;</text:span></text:p>
            <text:p><text:span text:style-name="T2">- существует причина для создания нового сервиса в виде отдельного процесса или отдельного от “классического” кода;</text:span></text:p>
            <text:p><text:span text:style-name="T2">- существует причина для необходимости легкого различения трафика относящегося к вашему приложению;</text:span></text:p>
            <text:p><text:span text:style-name="T3"/></text:p>
            <text:p><text:span text:style-name="T3">В остальных случаях предпочтительно создавать новые расширения, за счет добавления новых методов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8" presentation:class="page"/>
          <draw:frame presentation:style-name="pr3" draw:text-style-name="P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9" draw:style-name="dp1" draw:master-page-name="Notepad" presentation:presentation-page-layout-name="AL1T0">
        <office:forms form:automatic-focus="false" form:apply-design-mode="false"/>
        <draw:frame presentation:style-name="pr1" draw:layer="layout" svg:width="23.91cm" svg:height="3.507cm" svg:x="2.057cm" svg:y="1.743cm" presentation:class="title">
          <draw:text-box>
            <text:p>Проблемы с использованием “http:”</text:p>
          </draw:text-box>
        </draw:frame>
        <draw:frame presentation:style-name="pr2" draw:text-style-name="P1" draw:layer="layout" svg:width="23.91cm" svg:height="13.861cm" svg:x="2.057cm" svg:y="5.838cm" presentation:class="subtitle">
          <draw:text-box>
            <text:p><text:span text:style-name="T1">Схема указывает на тип используемого ресурса или сервиса. Для решения можно использовать критерии:</text:span></text:p>
            <text:p><text:span text:style-name="T1">- планируется широкое распространение схемы;</text:span></text:p>
            <text:p><text:span text:style-name="T1">- в любом случае будет использоваться новый порт;</text:span></text:p>
            <text:p><text:span text:style-name="T1">- требуется отличная от http предварительная настройка либо взаимодействие;</text:span></text:p>
            <text:p><text:span text:style-name="T1">- пользовательские приложения могут значительно облегчить жизнь пользователя (например: http: и mailto: в браузере)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9" presentation:class="page"/>
          <draw:frame presentation:style-name="pr3" draw:text-style-name="P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0" draw:style-name="dp1" draw:master-page-name="Notepad" presentation:presentation-page-layout-name="AL1T0">
        <office:forms form:automatic-focus="false" form:apply-design-mode="false"/>
        <draw:frame presentation:style-name="pr1" draw:layer="layout" svg:width="23.91cm" svg:height="3.507cm" svg:x="2.057cm" svg:y="1.743cm" presentation:class="title">
          <draw:text-box>
            <text:p>Проблемы с использованием типов MIME</text:p>
          </draw:text-box>
        </draw:frame>
        <draw:frame presentation:style-name="pr2" draw:text-style-name="P1" draw:layer="layout" svg:width="23.91cm" svg:height="13.861cm" svg:x="2.057cm" svg:y="5.838cm" presentation:class="subtitle">
          <draw:text-box>
            <text:p><text:span text:style-name="T1">Типы MIME подсказывают приложению, как обработать данные ответа. При этом надо уделить внимание:</text:span></text:p>
            <text:p><text:span text:style-name="T1">- может ли использоваться существующие фреймфорки (например text/directory или XML)?</text:span></text:p>
            <text:p><text:span text:style-name="T1">- можно ли использовть типы сообщений или multipart MIME?</text:span></text:p>
            <text:p><text:span text:style-name="T1">- планируется ли пересылать эти же данные по электронной почте?</text:span></text:p>
            <text:p><text:span text:style-name="T1">- MIME описывает тип данных, и не должен использоваться для описания семантики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0" presentation:class="page"/>
          <draw:frame presentation:style-name="pr3" draw:text-style-name="P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1" draw:style-name="dp1" draw:master-page-name="Notepad" presentation:presentation-page-layout-name="AL1T0">
        <office:forms form:automatic-focus="false" form:apply-design-mode="false"/>
        <draw:frame presentation:style-name="pr1" draw:layer="layout" svg:width="23.91cm" svg:height="5.158cm" svg:x="2.057cm" svg:y="0.918cm" presentation:class="title" presentation:user-transformed="true">
          <draw:text-box>
            <text:p>Проблема выбора между существующими и новыми методами HTTP</text:p>
          </draw:text-box>
        </draw:frame>
        <draw:frame presentation:style-name="pr2" draw:text-style-name="P1" draw:layer="layout" svg:width="23.91cm" svg:height="13.861cm" svg:x="2.057cm" svg:y="5.838cm" presentation:class="subtitle">
          <draw:text-box>
            <text:p><text:span text:style-name="T1">Хотя предпочтительно использовать новые методы вместо использования нового порта, это само по себе не означает, что можно отказаться от нового порта или новой схемы URL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1" presentation:class="page"/>
          <draw:frame presentation:style-name="pr3" draw:text-style-name="P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2" draw:style-name="dp1" draw:master-page-name="Notepad" presentation:presentation-page-layout-name="AL1T0">
        <office:forms form:automatic-focus="false" form:apply-design-mode="false"/>
        <draw:frame presentation:style-name="pr1" draw:layer="layout" svg:width="25cm" svg:height="3.507cm" svg:x="1.5cm" svg:y="1.743cm" presentation:class="title" presentation:user-transformed="true">
          <draw:text-box>
            <text:p>Использование существующего кода</text:p>
          </draw:text-box>
        </draw:frame>
        <draw:frame presentation:style-name="pr2" draw:text-style-name="P1" draw:layer="layout" svg:width="23.91cm" svg:height="13.861cm" svg:x="2.057cm" svg:y="5.838cm" presentation:class="subtitle">
          <draw:text-box>
            <text:p><text:span text:style-name="T1">Хотя использование существующего кода для клиента, сервера или прокси является одной из важнейших причин, необходимо помнить, что протокол HTTP не проектировался для использования в качестве траспортного, поэтому в существующих реализациях многие вещи считаются неизменными или существуют проблемы с расширением этих реализаций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2" presentation:class="page"/>
          <draw:frame presentation:style-name="pr3" draw:text-style-name="P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3" draw:style-name="dp1" draw:master-page-name="Notepad" presentation:presentation-page-layout-name="AL1T0">
        <office:forms form:automatic-focus="false" form:apply-design-mode="false"/>
        <draw:frame presentation:style-name="pr1" draw:layer="layout" svg:width="23.91cm" svg:height="3.507cm" svg:x="2.057cm" svg:y="1.743cm" presentation:class="title">
          <draw:text-box>
            <text:p>Проблемы при использовании “теории ответных кодов”</text:p>
          </draw:text-box>
        </draw:frame>
        <draw:frame presentation:style-name="pr2" draw:text-style-name="P1" draw:layer="layout" svg:width="23.91cm" svg:height="13.861cm" svg:x="2.057cm" svg:y="5.838cm" presentation:class="subtitle">
          <draw:text-box>
            <text:p><text:span text:style-name="T1">Нежелательно расширять статусные коды – возможно, что они будут закреплены за другими ситуациями.</text:span></text:p>
            <text:p><text:span text:style-name="T1"/></text:p>
            <text:p><text:span text:style-name="T1">Основная проблема возникает при использовании прокси- или коширующего сервера, т.к. стандартные реализации не знают о ваших расширениях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3" presentation:class="page"/>
          <draw:frame presentation:style-name="pr3" draw:text-style-name="P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4" draw:style-name="dp1" draw:master-page-name="Notepad" presentation:presentation-page-layout-name="AL2T32">
        <office:forms form:automatic-focus="false" form:apply-design-mode="false"/>
        <draw:frame presentation:style-name="pr4" draw:text-style-name="P1" draw:layer="layout" svg:width="23.91cm" svg:height="17.955cm" svg:x="2.057cm" svg:y="1.743cm" presentation:class="subtitle">
          <draw:text-box>
            <text:p><text:span text:style-name="T1">Желательно придерживаться следующего руководства:</text:span></text:p>
            <text:p><text:span text:style-name="T1"/></text:p>
            <text:p><text:span text:style-name="T1">- использовать стандартные статусы для уведомления об ошибках в запросе или заголовке запроса;</text:span></text:p>
            <text:p><text:span text:style-name="T1"/></text:p>
            <text:p><text:span text:style-name="T1">- если ошибки обнаружены в теле сообщения, то можно использовать коды 200 или 500 для уведомления, причем необходимо предусмотреть механизм “антикэширования” в случае использования кода 200;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4" presentation:class="page"/>
          <draw:frame presentation:style-name="pr3" draw:text-style-name="P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5" draw:style-name="dp1" draw:master-page-name="Notepad" presentation:presentation-page-layout-name="AL2T32">
        <office:forms form:automatic-focus="false" form:apply-design-mode="false"/>
        <draw:frame presentation:style-name="pr6" draw:text-style-name="P1" draw:layer="layout" svg:width="23.91cm" svg:height="17.955cm" svg:x="2.057cm" svg:y="1.743cm" presentation:class="subtitle">
          <draw:text-box>
            <text:p><text:span text:style-name="T1">- приложение может возвращать код 200 в случае успеха и неуспеха, в таком случае приложение должно определить конкретную ситуацию в теле сообщения;</text:span></text:p>
            <text:p><text:span text:style-name="T1"/></text:p>
            <text:p><text:span text:style-name="T1">- приложение, которое не может корректно работать с прокси- и кэширующими серверами не должно использовать протокол HTTP в качестве своей основы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5" presentation:class="page"/>
          <draw:frame presentation:style-name="pr3" draw:text-style-name="P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6" draw:style-name="dp1" draw:master-page-name="Notepad" presentation:presentation-page-layout-name="AL3T19">
        <office:forms form:automatic-focus="false" form:apply-design-mode="false"/>
        <draw:frame presentation:style-name="pr1" draw:layer="layout" svg:width="23.91cm" svg:height="5.158cm" svg:x="1.59cm" svg:y="5.842cm" presentation:class="title" presentation:user-transformed="true">
          <draw:text-box>
            <text:p>Выводы и рекомендации по использованию HTTP, как основы для своего приложения</text:p>
          </draw:text-box>
        </draw:frame>
        <presentation:notes draw:style-name="dp2">
          <draw:page-thumbnail draw:style-name="gr1" draw:layer="layout" svg:width="13.708cm" svg:height="10.281cm" svg:x="3.64cm" svg:y="2.853cm" draw:page-number="26" presentation:class="page"/>
          <draw:frame presentation:style-name="pr3" draw:text-style-name="P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7" draw:style-name="dp1" draw:master-page-name="Notepad" presentation:presentation-page-layout-name="AL2T32">
        <office:forms form:automatic-focus="false" form:apply-design-mode="false"/>
        <draw:frame presentation:style-name="pr4" draw:text-style-name="P1" draw:layer="layout" svg:width="23.91cm" svg:height="17.955cm" svg:x="2.057cm" svg:y="1.743cm" presentation:class="subtitle">
          <draw:text-box>
            <text:p><text:span text:style-name="T1">Все протоколы должны предоставлять адекватный уровень защиты.</text:span></text:p>
            <text:p><text:span text:style-name="T1"/></text:p>
            <text:p><text:span text:style-name="T1">Требования к защите зависят от приложения, однако требуется помнить, что использование HTTP/TLS не предоставляет адекватной защиты во всех случаях и окружениях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7" presentation:class="page"/>
          <draw:frame presentation:style-name="pr3" draw:text-style-name="P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8" draw:style-name="dp1" draw:master-page-name="Notepad" presentation:presentation-page-layout-name="AL2T32">
        <office:forms form:automatic-focus="false" form:apply-design-mode="false"/>
        <draw:frame presentation:style-name="pr6" draw:text-style-name="P1" draw:layer="layout" svg:width="23.91cm" svg:height="17.955cm" svg:x="2.057cm" svg:y="1.743cm" presentation:class="subtitle">
          <draw:text-box>
            <text:p><text:span text:style-name="T1">Новые протоколы – вне зависимости, основаны они на http или нет – не должны маскироваться под уже сущетвующие протоколы, с целью обойти пользовательские сетевые фильтры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8" presentation:class="page"/>
          <draw:frame presentation:style-name="pr3" draw:text-style-name="P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9" draw:style-name="dp1" draw:master-page-name="Notepad" presentation:presentation-page-layout-name="AL2T32">
        <office:forms form:automatic-focus="false" form:apply-design-mode="false"/>
        <draw:frame presentation:style-name="pr6" draw:text-style-name="P1" draw:layer="layout" svg:width="23.91cm" svg:height="17.955cm" svg:x="2.057cm" svg:y="1.743cm" presentation:class="subtitle">
          <draw:text-box>
            <text:p><text:span text:style-name="T1">В общем случае новые протоколы или сервисы не должны использовать существующие схемы такие, как “http:”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9" presentation:class="page"/>
          <draw:frame presentation:style-name="pr3" draw:text-style-name="P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0" draw:style-name="dp1" draw:master-page-name="Notepad" presentation:presentation-page-layout-name="AL2T32">
        <office:forms form:automatic-focus="false" form:apply-design-mode="false"/>
        <draw:frame presentation:style-name="pr6" draw:text-style-name="P1" draw:layer="layout" svg:width="23.91cm" svg:height="17.955cm" svg:x="2.057cm" svg:y="1.743cm" presentation:class="subtitle">
          <draw:text-box>
            <text:p><text:span text:style-name="T1">Каждый новый протокол, базирующийся на HTTP обязан учитывать в своей спецификации, каким образом будет использоваться HTTP, включая то, как клиент и сервер будут взаимодействовать посредством прокси-сервера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30" presentation:class="page"/>
          <draw:frame presentation:style-name="pr3" draw:text-style-name="P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1" draw:style-name="dp1" draw:master-page-name="Notepad" presentation:presentation-page-layout-name="AL2T32">
        <office:forms form:automatic-focus="false" form:apply-design-mode="false"/>
        <draw:frame presentation:style-name="pr6" draw:text-style-name="P1" draw:layer="layout" svg:width="23.91cm" svg:height="17.955cm" svg:x="2.057cm" svg:y="1.743cm" presentation:class="subtitle">
          <draw:text-box>
            <text:p><text:span text:style-name="T1">Необходимо следовать руководству, описанному выше, по использованию статусных кодов HTTP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31" presentation:class="page"/>
          <draw:frame presentation:style-name="pr3" draw:text-style-name="P2" draw:layer="layout" svg:width="14.507cm" svg:height="11.413cm" svg:x="3.248cm" svg:y="14.13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Página" draw:style="linear" draw:start-color="#fffbf0" draw:end-color="#ffffcc" draw:start-intensity="100%" draw:end-intensity="100%" draw:angle="900" draw:border="0%"/>
    <draw:fill-image draw:name="Espirales" xlink:href="Pictures/10000000000004FA000000196EE4D4B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Verdan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Verdana" style:font-family-generic-asian="system" style:font-pitch-asian="variable" style:font-size-asian="18pt" style:font-style-asian="normal" style:font-weight-asian="normal" style:font-family-complex="Verdan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Verdana" style:font-family-generic-asian="system" style:font-pitch-asian="variable" style:font-size-asian="20pt" style:font-style-asian="normal" style:font-weight-asian="normal" style:font-family-complex="Verdan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Verdan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Verdan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Verdana" style:font-family-generic-asian="system" style:font-pitch-asian="variable" style:font-size-asian="44pt" style:font-style-asian="normal" style:font-weight-asian="normal" style:font-family-complex="Verdan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tepad-background" style:family="presentation">
      <style:graphic-properties draw:stroke="none" draw:fill="bitmap" draw:fill-image-name="Espirales" draw:fill-image-width="0cm" draw:fill-image-height="0cm" draw:fill-image-ref-point="left"/>
    </style:style>
    <style:style style:name="Notepad-backgroundobjects" style:family="presentation">
      <style:graphic-properties draw:shadow="hidden" draw:shadow-offset-x="0.3cm" draw:shadow-offset-y="0.3cm" draw:shadow-color="#808080"/>
    </style:style>
    <style:style style:name="Notepad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tepad-outline1" style:family="presentation">
      <style:graphic-properties draw:stroke="none" draw:fill="none">
        <text:list-style style:name="Notepad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tepad-outline2" style:family="presentation" style:parent-style-name="Notep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tepad-outline3" style:family="presentation" style:parent-style-name="Notep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tepad-outline4" style:family="presentation" style:parent-style-name="Notep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tepad-outline5" style:family="presentation" style:parent-style-name="Notep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tepad-outline6" style:family="presentation" style:parent-style-name="Notep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tepad-outline7" style:family="presentation" style:parent-style-name="Notep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tepad-outline8" style:family="presentation" style:parent-style-name="Notep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tepad-outline9" style:family="presentation" style:parent-style-name="Notep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tepad-subtitle" style:family="presentation">
      <style:graphic-properties draw:stroke="none" draw:fill="none" draw:textarea-vertical-align="middle">
        <text:list-style style:name="Notepad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tepad-title" style:family="presentation">
      <style:graphic-properties draw:stroke="none" draw:fill="none" draw:textarea-vertical-align="middle">
        <text:list-style style:name="Notepad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spirales" draw:fill-image-width="0cm" draw:fill-image-height="0cm" draw:fill-image-ref-point="lef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Notepad-backgroundobjects">
      <style:graphic-properties svg:stroke-color="#333366" svg:stroke-opacity="0%" draw:fill="gradient" draw:fill-gradient-name="Página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Notepad" style:page-layout-name="PM1" draw:style-name="Mdp2">
      <draw:rect presentation:style-name="Mpr4" draw:text-style-name="MP4" draw:layer="backgroundobjects" svg:width="26.708cm" svg:height="21cm" svg:x="1.292cm" svg:y="0cm">
        <text:p/>
      </draw:rect>
      <draw:frame presentation:style-name="Notepad-title" draw:layer="backgroundobjects" svg:width="23.91cm" svg:height="3.506cm" svg:x="2.057cm" svg:y="1.743cm" presentation:class="title" presentation:placeholder="true">
        <draw:text-box/>
      </draw:frame>
      <draw:frame presentation:style-name="Notepad-outline1" draw:layer="backgroundobjects" svg:width="23.91cm" svg:height="13.86cm" svg:x="2.057cm" svg:y="5.838cm" presentation:class="outline" presentation:placeholder="true">
        <draw:text-box/>
      </draw:frame>
      <presentation:notes style:page-layout-name="PM2">
        <draw:page-thumbnail presentation:style-name="Notepad-title" draw:layer="backgroundobjects" svg:width="13.708cm" svg:height="10.281cm" svg:x="3.64cm" svg:y="2.853cm" presentation:class="page"/>
        <draw:frame presentation:style-name="Notepad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21T15:49:43</meta:creation-date>
    <dc:date>2011-02-21T17:04:10</dc:date>
    <meta:editing-duration>PT00H55M46S</meta:editing-duration>
    <meta:editing-cycles>12</meta:editing-cycles>
    <meta:generator>OpenOffice.org/3.2$Unix OpenOffice.org_project/320m19$Build-9505</meta:generator>
    <meta:document-statistic meta:object-count="140"/>
  </office:meta>
</office:document-meta>
</file>